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75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47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2">
      <style:text-properties fo:font-size="8pt" style:font-size-asian="8pt" style:font-size-complex="8pt"/>
    </style:style>
    <style:style style:name="ce4" style:family="table-cell" style:parent-style-name="Default" style:data-style-name="N1"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5" table:number-columns-repeated="7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number-columns-repeated="234" table:default-cell-style-name="ce2"/>
        <table:table-row table:style-name="ro1">
          <table:table-cell table:style-name="ce1"/>
          <table:table-cell table:style-name="ce1" office:value-type="string">
            <text:p>Veces</text:p>
          </table:table-cell>
          <table:table-cell table:style-name="ce1" office:value-type="string">
            <text:p>mseg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234"/>
        </table:table-row>
        <table:table-row table:style-name="ro2">
          <table:table-cell office:value-type="float" office:value="2">
            <text:p>2</text:p>
          </table:table-cell>
          <table:table-cell table:formula="oooc:=(20000000/(4*256*[.A2]))" office:value-type="float" office:value="9765.625">
            <text:p>9765.63</text:p>
          </table:table-cell>
          <table:table-cell table:style-name="ce3" table:formula="oooc:=1000/[.B2]" office:value-type="float" office:value="0.1024">
            <text:p>0.10</text:p>
          </table:table-cell>
          <table:table-cell table:formula="oooc:=[.$C2]*[.$D$1]" office:value-type="float" office:value="0.2048">
            <text:p>0.2</text:p>
          </table:table-cell>
          <table:table-cell table:formula="oooc:=[.$C2]*[.$E$1]" office:value-type="float" office:value="0.3072">
            <text:p>0.31</text:p>
          </table:table-cell>
          <table:table-cell table:formula="oooc:=[.$C2]*[.$F$1]" office:value-type="float" office:value="0.4096">
            <text:p>0.41</text:p>
          </table:table-cell>
          <table:table-cell table:formula="oooc:=[.$C2]*[.$G$1]" office:value-type="float" office:value="0.512">
            <text:p>0.51</text:p>
          </table:table-cell>
          <table:table-cell table:formula="oooc:=[.$C2]*[.$H$1]" office:value-type="float" office:value="0.6144">
            <text:p>0.61</text:p>
          </table:table-cell>
          <table:table-cell table:formula="oooc:=[.$C2]*[.$I$1]" office:value-type="float" office:value="0.7168">
            <text:p>0.72</text:p>
          </table:table-cell>
          <table:table-cell table:formula="oooc:=[.$C2]*[.$J$1]" office:value-type="float" office:value="0.8192">
            <text:p>0.82</text:p>
          </table:table-cell>
          <table:table-cell table:formula="oooc:=[.$C2]*[.$K$1]" office:value-type="float" office:value="0.9216">
            <text:p>0.92</text:p>
          </table:table-cell>
          <table:table-cell table:formula="oooc:=[.$C2]*[.$L$1]" office:value-type="float" office:value="1.024">
            <text:p>1.02</text:p>
          </table:table-cell>
          <table:table-cell table:formula="oooc:=[.$C2]*[.$M$1]" office:value-type="float" office:value="1.1264">
            <text:p>1.13</text:p>
          </table:table-cell>
          <table:table-cell table:formula="oooc:=[.$C2]*[.$N$1]" office:value-type="float" office:value="1.2288">
            <text:p>1.23</text:p>
          </table:table-cell>
          <table:table-cell table:formula="oooc:=[.$C2]*[.$O$1]" office:value-type="float" office:value="1.3312">
            <text:p>1.33</text:p>
          </table:table-cell>
          <table:table-cell table:formula="oooc:=[.$C2]*[.$P$1]" office:value-type="float" office:value="1.4336">
            <text:p>1.43</text:p>
          </table:table-cell>
          <table:table-cell table:formula="oooc:=[.$C2]*[.$Q$1]" office:value-type="float" office:value="1.536">
            <text:p>1.54</text:p>
          </table:table-cell>
          <table:table-cell table:formula="oooc:=[.$C2]*[.$R$1]" office:value-type="float" office:value="1.6384">
            <text:p>1.64</text:p>
          </table:table-cell>
          <table:table-cell table:formula="oooc:=[.$C2]*[.$S$1]" office:value-type="float" office:value="1.7408">
            <text:p>1.74</text:p>
          </table:table-cell>
          <table:table-cell table:formula="oooc:=[.$C2]*[.$T$1]" office:value-type="float" office:value="1.8432">
            <text:p>1.84</text:p>
          </table:table-cell>
          <table:table-cell table:formula="oooc:=[.$C2]*[.$U$1]" office:value-type="float" office:value="1.9456">
            <text:p>1.95</text:p>
          </table:table-cell>
          <table:table-cell table:formula="oooc:=[.$C2]*[.$V$1]" office:value-type="float" office:value="2.048">
            <text:p>2.05</text:p>
          </table:table-cell>
          <table:table-cell table:number-columns-repeated="234"/>
        </table:table-row>
        <table:table-row table:style-name="ro2">
          <table:table-cell office:value-type="float" office:value="4">
            <text:p>4</text:p>
          </table:table-cell>
          <table:table-cell table:formula="oooc:=(20000000/(4*256*[.A3]))" office:value-type="float" office:value="4882.8125">
            <text:p>4882.81</text:p>
          </table:table-cell>
          <table:table-cell table:style-name="ce3" table:formula="oooc:=1000/[.B3]" office:value-type="float" office:value="0.2048">
            <text:p>0.20</text:p>
          </table:table-cell>
          <table:table-cell table:formula="oooc:=[.$C3]*[.$D$1]" office:value-type="float" office:value="0.4096">
            <text:p>0.41</text:p>
          </table:table-cell>
          <table:table-cell table:formula="oooc:=[.$C3]*[.$E$1]" office:value-type="float" office:value="0.6144">
            <text:p>0.61</text:p>
          </table:table-cell>
          <table:table-cell table:formula="oooc:=[.$C3]*[.$F$1]" office:value-type="float" office:value="0.8192">
            <text:p>0.82</text:p>
          </table:table-cell>
          <table:table-cell table:formula="oooc:=[.$C3]*[.$G$1]" office:value-type="float" office:value="1.024">
            <text:p>1.02</text:p>
          </table:table-cell>
          <table:table-cell table:formula="oooc:=[.$C3]*[.$H$1]" office:value-type="float" office:value="1.2288">
            <text:p>1.23</text:p>
          </table:table-cell>
          <table:table-cell table:formula="oooc:=[.$C3]*[.$I$1]" office:value-type="float" office:value="1.4336">
            <text:p>1.43</text:p>
          </table:table-cell>
          <table:table-cell table:formula="oooc:=[.$C3]*[.$J$1]" office:value-type="float" office:value="1.6384">
            <text:p>1.64</text:p>
          </table:table-cell>
          <table:table-cell table:formula="oooc:=[.$C3]*[.$K$1]" office:value-type="float" office:value="1.8432">
            <text:p>1.84</text:p>
          </table:table-cell>
          <table:table-cell table:formula="oooc:=[.$C3]*[.$L$1]" office:value-type="float" office:value="2.048">
            <text:p>2.05</text:p>
          </table:table-cell>
          <table:table-cell table:formula="oooc:=[.$C3]*[.$M$1]" office:value-type="float" office:value="2.2528">
            <text:p>2.25</text:p>
          </table:table-cell>
          <table:table-cell table:formula="oooc:=[.$C3]*[.$N$1]" office:value-type="float" office:value="2.4576">
            <text:p>2.46</text:p>
          </table:table-cell>
          <table:table-cell table:formula="oooc:=[.$C3]*[.$O$1]" office:value-type="float" office:value="2.6624">
            <text:p>2.66</text:p>
          </table:table-cell>
          <table:table-cell table:formula="oooc:=[.$C3]*[.$P$1]" office:value-type="float" office:value="2.8672">
            <text:p>2.87</text:p>
          </table:table-cell>
          <table:table-cell table:formula="oooc:=[.$C3]*[.$Q$1]" office:value-type="float" office:value="3.072">
            <text:p>3.07</text:p>
          </table:table-cell>
          <table:table-cell table:formula="oooc:=[.$C3]*[.$R$1]" office:value-type="float" office:value="3.2768">
            <text:p>3.28</text:p>
          </table:table-cell>
          <table:table-cell table:formula="oooc:=[.$C3]*[.$S$1]" office:value-type="float" office:value="3.4816">
            <text:p>3.48</text:p>
          </table:table-cell>
          <table:table-cell table:formula="oooc:=[.$C3]*[.$T$1]" office:value-type="float" office:value="3.6864">
            <text:p>3.69</text:p>
          </table:table-cell>
          <table:table-cell table:formula="oooc:=[.$C3]*[.$U$1]" office:value-type="float" office:value="3.8912">
            <text:p>3.89</text:p>
          </table:table-cell>
          <table:table-cell table:formula="oooc:=[.$C3]*[.$V$1]" office:value-type="float" office:value="4.096">
            <text:p>4.1</text:p>
          </table:table-cell>
          <table:table-cell table:number-columns-repeated="234"/>
        </table:table-row>
        <table:table-row table:style-name="ro2">
          <table:table-cell office:value-type="float" office:value="8">
            <text:p>8</text:p>
          </table:table-cell>
          <table:table-cell table:formula="oooc:=(20000000/(4*256*[.A4]))" office:value-type="float" office:value="2441.40625">
            <text:p>2441.41</text:p>
          </table:table-cell>
          <table:table-cell table:style-name="ce3" table:formula="oooc:=1000/[.B4]" office:value-type="float" office:value="0.4096">
            <text:p>0.41</text:p>
          </table:table-cell>
          <table:table-cell table:formula="oooc:=[.$C4]*[.$D$1]" office:value-type="float" office:value="0.8192">
            <text:p>0.82</text:p>
          </table:table-cell>
          <table:table-cell table:formula="oooc:=[.$C4]*[.$E$1]" office:value-type="float" office:value="1.2288">
            <text:p>1.23</text:p>
          </table:table-cell>
          <table:table-cell table:formula="oooc:=[.$C4]*[.$F$1]" office:value-type="float" office:value="1.6384">
            <text:p>1.64</text:p>
          </table:table-cell>
          <table:table-cell table:formula="oooc:=[.$C4]*[.$G$1]" office:value-type="float" office:value="2.048">
            <text:p>2.05</text:p>
          </table:table-cell>
          <table:table-cell table:formula="oooc:=[.$C4]*[.$H$1]" office:value-type="float" office:value="2.4576">
            <text:p>2.46</text:p>
          </table:table-cell>
          <table:table-cell table:formula="oooc:=[.$C4]*[.$I$1]" office:value-type="float" office:value="2.8672">
            <text:p>2.87</text:p>
          </table:table-cell>
          <table:table-cell table:formula="oooc:=[.$C4]*[.$J$1]" office:value-type="float" office:value="3.2768">
            <text:p>3.28</text:p>
          </table:table-cell>
          <table:table-cell table:formula="oooc:=[.$C4]*[.$K$1]" office:value-type="float" office:value="3.6864">
            <text:p>3.69</text:p>
          </table:table-cell>
          <table:table-cell table:formula="oooc:=[.$C4]*[.$L$1]" office:value-type="float" office:value="4.096">
            <text:p>4.1</text:p>
          </table:table-cell>
          <table:table-cell table:formula="oooc:=[.$C4]*[.$M$1]" office:value-type="float" office:value="4.5056">
            <text:p>4.51</text:p>
          </table:table-cell>
          <table:table-cell table:formula="oooc:=[.$C4]*[.$N$1]" office:value-type="float" office:value="4.9152">
            <text:p>4.92</text:p>
          </table:table-cell>
          <table:table-cell table:formula="oooc:=[.$C4]*[.$O$1]" office:value-type="float" office:value="5.3248">
            <text:p>5.32</text:p>
          </table:table-cell>
          <table:table-cell table:formula="oooc:=[.$C4]*[.$P$1]" office:value-type="float" office:value="5.7344">
            <text:p>5.73</text:p>
          </table:table-cell>
          <table:table-cell table:formula="oooc:=[.$C4]*[.$Q$1]" office:value-type="float" office:value="6.144">
            <text:p>6.14</text:p>
          </table:table-cell>
          <table:table-cell table:formula="oooc:=[.$C4]*[.$R$1]" office:value-type="float" office:value="6.5536">
            <text:p>6.55</text:p>
          </table:table-cell>
          <table:table-cell table:formula="oooc:=[.$C4]*[.$S$1]" office:value-type="float" office:value="6.9632">
            <text:p>6.96</text:p>
          </table:table-cell>
          <table:table-cell table:formula="oooc:=[.$C4]*[.$T$1]" office:value-type="float" office:value="7.3728">
            <text:p>7.37</text:p>
          </table:table-cell>
          <table:table-cell table:formula="oooc:=[.$C4]*[.$U$1]" office:value-type="float" office:value="7.7824">
            <text:p>7.78</text:p>
          </table:table-cell>
          <table:table-cell table:formula="oooc:=[.$C4]*[.$V$1]" office:value-type="float" office:value="8.192">
            <text:p>8.19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formula="oooc:=(20000000/(4*256*[.A5]))" office:value-type="float" office:value="1220.703125">
            <text:p>1220.7</text:p>
          </table:table-cell>
          <table:table-cell table:style-name="ce3" table:formula="oooc:=1000/[.B5]" office:value-type="float" office:value="0.8192">
            <text:p>0.82</text:p>
          </table:table-cell>
          <table:table-cell table:formula="oooc:=[.$C5]*[.$D$1]" office:value-type="float" office:value="1.6384">
            <text:p>1.64</text:p>
          </table:table-cell>
          <table:table-cell table:formula="oooc:=[.$C5]*[.$E$1]" office:value-type="float" office:value="2.4576">
            <text:p>2.46</text:p>
          </table:table-cell>
          <table:table-cell table:formula="oooc:=[.$C5]*[.$F$1]" office:value-type="float" office:value="3.2768">
            <text:p>3.28</text:p>
          </table:table-cell>
          <table:table-cell table:formula="oooc:=[.$C5]*[.$G$1]" office:value-type="float" office:value="4.096">
            <text:p>4.1</text:p>
          </table:table-cell>
          <table:table-cell table:formula="oooc:=[.$C5]*[.$H$1]" office:value-type="float" office:value="4.9152">
            <text:p>4.92</text:p>
          </table:table-cell>
          <table:table-cell table:formula="oooc:=[.$C5]*[.$I$1]" office:value-type="float" office:value="5.7344">
            <text:p>5.73</text:p>
          </table:table-cell>
          <table:table-cell table:formula="oooc:=[.$C5]*[.$J$1]" office:value-type="float" office:value="6.5536">
            <text:p>6.55</text:p>
          </table:table-cell>
          <table:table-cell table:formula="oooc:=[.$C5]*[.$K$1]" office:value-type="float" office:value="7.3728">
            <text:p>7.37</text:p>
          </table:table-cell>
          <table:table-cell table:formula="oooc:=[.$C5]*[.$L$1]" office:value-type="float" office:value="8.192">
            <text:p>8.19</text:p>
          </table:table-cell>
          <table:table-cell table:formula="oooc:=[.$C5]*[.$M$1]" office:value-type="float" office:value="9.0112">
            <text:p>9.01</text:p>
          </table:table-cell>
          <table:table-cell table:formula="oooc:=[.$C5]*[.$N$1]" office:value-type="float" office:value="9.8304">
            <text:p>9.83</text:p>
          </table:table-cell>
          <table:table-cell table:formula="oooc:=[.$C5]*[.$O$1]" office:value-type="float" office:value="10.6496">
            <text:p>10.65</text:p>
          </table:table-cell>
          <table:table-cell table:formula="oooc:=[.$C5]*[.$P$1]" office:value-type="float" office:value="11.4688">
            <text:p>11.47</text:p>
          </table:table-cell>
          <table:table-cell table:formula="oooc:=[.$C5]*[.$Q$1]" office:value-type="float" office:value="12.288">
            <text:p>12.29</text:p>
          </table:table-cell>
          <table:table-cell table:formula="oooc:=[.$C5]*[.$R$1]" office:value-type="float" office:value="13.1072">
            <text:p>13.11</text:p>
          </table:table-cell>
          <table:table-cell table:formula="oooc:=[.$C5]*[.$S$1]" office:value-type="float" office:value="13.9264">
            <text:p>13.93</text:p>
          </table:table-cell>
          <table:table-cell table:formula="oooc:=[.$C5]*[.$T$1]" office:value-type="float" office:value="14.7456">
            <text:p>14.75</text:p>
          </table:table-cell>
          <table:table-cell table:formula="oooc:=[.$C5]*[.$U$1]" office:value-type="float" office:value="15.5648">
            <text:p>15.56</text:p>
          </table:table-cell>
          <table:table-cell table:formula="oooc:=[.$C5]*[.$V$1]" office:value-type="float" office:value="16.384">
            <text:p>16.38</text:p>
          </table:table-cell>
          <table:table-cell table:number-columns-repeated="234"/>
        </table:table-row>
        <table:table-row table:style-name="ro2">
          <table:table-cell office:value-type="float" office:value="32">
            <text:p>32</text:p>
          </table:table-cell>
          <table:table-cell table:formula="oooc:=(20000000/(4*256*[.A6]))" office:value-type="float" office:value="610.3515625">
            <text:p>610.35</text:p>
          </table:table-cell>
          <table:table-cell table:style-name="ce3" table:formula="oooc:=1000/[.B6]" office:value-type="float" office:value="1.6384">
            <text:p>1.64</text:p>
          </table:table-cell>
          <table:table-cell table:formula="oooc:=[.$C6]*[.$D$1]" office:value-type="float" office:value="3.2768">
            <text:p>3.28</text:p>
          </table:table-cell>
          <table:table-cell table:formula="oooc:=[.$C6]*[.$E$1]" office:value-type="float" office:value="4.9152">
            <text:p>4.92</text:p>
          </table:table-cell>
          <table:table-cell table:formula="oooc:=[.$C6]*[.$F$1]" office:value-type="float" office:value="6.5536">
            <text:p>6.55</text:p>
          </table:table-cell>
          <table:table-cell table:formula="oooc:=[.$C6]*[.$G$1]" office:value-type="float" office:value="8.192">
            <text:p>8.19</text:p>
          </table:table-cell>
          <table:table-cell table:formula="oooc:=[.$C6]*[.$H$1]" office:value-type="float" office:value="9.8304">
            <text:p>9.83</text:p>
          </table:table-cell>
          <table:table-cell table:formula="oooc:=[.$C6]*[.$I$1]" office:value-type="float" office:value="11.4688">
            <text:p>11.47</text:p>
          </table:table-cell>
          <table:table-cell table:formula="oooc:=[.$C6]*[.$J$1]" office:value-type="float" office:value="13.1072">
            <text:p>13.11</text:p>
          </table:table-cell>
          <table:table-cell table:formula="oooc:=[.$C6]*[.$K$1]" office:value-type="float" office:value="14.7456">
            <text:p>14.75</text:p>
          </table:table-cell>
          <table:table-cell table:formula="oooc:=[.$C6]*[.$L$1]" office:value-type="float" office:value="16.384">
            <text:p>16.38</text:p>
          </table:table-cell>
          <table:table-cell table:formula="oooc:=[.$C6]*[.$M$1]" office:value-type="float" office:value="18.0224">
            <text:p>18.02</text:p>
          </table:table-cell>
          <table:table-cell table:formula="oooc:=[.$C6]*[.$N$1]" office:value-type="float" office:value="19.6608">
            <text:p>19.66</text:p>
          </table:table-cell>
          <table:table-cell table:formula="oooc:=[.$C6]*[.$O$1]" office:value-type="float" office:value="21.2992">
            <text:p>21.3</text:p>
          </table:table-cell>
          <table:table-cell table:formula="oooc:=[.$C6]*[.$P$1]" office:value-type="float" office:value="22.9376">
            <text:p>22.94</text:p>
          </table:table-cell>
          <table:table-cell table:formula="oooc:=[.$C6]*[.$Q$1]" office:value-type="float" office:value="24.576">
            <text:p>24.58</text:p>
          </table:table-cell>
          <table:table-cell table:formula="oooc:=[.$C6]*[.$R$1]" office:value-type="float" office:value="26.2144">
            <text:p>26.21</text:p>
          </table:table-cell>
          <table:table-cell table:formula="oooc:=[.$C6]*[.$S$1]" office:value-type="float" office:value="27.8528">
            <text:p>27.85</text:p>
          </table:table-cell>
          <table:table-cell table:formula="oooc:=[.$C6]*[.$T$1]" office:value-type="float" office:value="29.4912">
            <text:p>29.49</text:p>
          </table:table-cell>
          <table:table-cell table:formula="oooc:=[.$C6]*[.$U$1]" office:value-type="float" office:value="31.1296">
            <text:p>31.13</text:p>
          </table:table-cell>
          <table:table-cell table:formula="oooc:=[.$C6]*[.$V$1]" office:value-type="float" office:value="32.768">
            <text:p>32.77</text:p>
          </table:table-cell>
          <table:table-cell table:number-columns-repeated="234"/>
        </table:table-row>
        <table:table-row table:style-name="ro2">
          <table:table-cell office:value-type="float" office:value="64">
            <text:p>64</text:p>
          </table:table-cell>
          <table:table-cell table:formula="oooc:=(20000000/(4*256*[.A7]))" office:value-type="float" office:value="305.17578125">
            <text:p>305.18</text:p>
          </table:table-cell>
          <table:table-cell table:style-name="ce3" table:formula="oooc:=1000/[.B7]" office:value-type="float" office:value="3.2768">
            <text:p>3.28</text:p>
          </table:table-cell>
          <table:table-cell table:formula="oooc:=[.$C7]*[.$D$1]" office:value-type="float" office:value="6.5536">
            <text:p>6.55</text:p>
          </table:table-cell>
          <table:table-cell table:formula="oooc:=[.$C7]*[.$E$1]" office:value-type="float" office:value="9.8304">
            <text:p>9.83</text:p>
          </table:table-cell>
          <table:table-cell table:formula="oooc:=[.$C7]*[.$F$1]" office:value-type="float" office:value="13.1072">
            <text:p>13.11</text:p>
          </table:table-cell>
          <table:table-cell table:formula="oooc:=[.$C7]*[.$G$1]" office:value-type="float" office:value="16.384">
            <text:p>16.38</text:p>
          </table:table-cell>
          <table:table-cell table:formula="oooc:=[.$C7]*[.$H$1]" office:value-type="float" office:value="19.6608">
            <text:p>19.66</text:p>
          </table:table-cell>
          <table:table-cell table:formula="oooc:=[.$C7]*[.$I$1]" office:value-type="float" office:value="22.9376">
            <text:p>22.94</text:p>
          </table:table-cell>
          <table:table-cell table:formula="oooc:=[.$C7]*[.$J$1]" office:value-type="float" office:value="26.2144">
            <text:p>26.21</text:p>
          </table:table-cell>
          <table:table-cell table:formula="oooc:=[.$C7]*[.$K$1]" office:value-type="float" office:value="29.4912">
            <text:p>29.49</text:p>
          </table:table-cell>
          <table:table-cell table:formula="oooc:=[.$C7]*[.$L$1]" office:value-type="float" office:value="32.768">
            <text:p>32.77</text:p>
          </table:table-cell>
          <table:table-cell table:formula="oooc:=[.$C7]*[.$M$1]" office:value-type="float" office:value="36.0448">
            <text:p>36.04</text:p>
          </table:table-cell>
          <table:table-cell table:formula="oooc:=[.$C7]*[.$N$1]" office:value-type="float" office:value="39.3216">
            <text:p>39.32</text:p>
          </table:table-cell>
          <table:table-cell table:formula="oooc:=[.$C7]*[.$O$1]" office:value-type="float" office:value="42.5984">
            <text:p>42.6</text:p>
          </table:table-cell>
          <table:table-cell table:formula="oooc:=[.$C7]*[.$P$1]" office:value-type="float" office:value="45.8752">
            <text:p>45.88</text:p>
          </table:table-cell>
          <table:table-cell table:formula="oooc:=[.$C7]*[.$Q$1]" office:value-type="float" office:value="49.152">
            <text:p>49.15</text:p>
          </table:table-cell>
          <table:table-cell table:formula="oooc:=[.$C7]*[.$R$1]" office:value-type="float" office:value="52.4288">
            <text:p>52.43</text:p>
          </table:table-cell>
          <table:table-cell table:formula="oooc:=[.$C7]*[.$S$1]" office:value-type="float" office:value="55.7056">
            <text:p>55.71</text:p>
          </table:table-cell>
          <table:table-cell table:formula="oooc:=[.$C7]*[.$T$1]" office:value-type="float" office:value="58.9824">
            <text:p>58.98</text:p>
          </table:table-cell>
          <table:table-cell table:formula="oooc:=[.$C7]*[.$U$1]" office:value-type="float" office:value="62.2592">
            <text:p>62.26</text:p>
          </table:table-cell>
          <table:table-cell table:formula="oooc:=[.$C7]*[.$V$1]" office:value-type="float" office:value="65.536">
            <text:p>65.54</text:p>
          </table:table-cell>
          <table:table-cell table:number-columns-repeated="234"/>
        </table:table-row>
        <table:table-row table:style-name="ro2">
          <table:table-cell office:value-type="float" office:value="128">
            <text:p>128</text:p>
          </table:table-cell>
          <table:table-cell table:formula="oooc:=(20000000/(4*256*[.A8]))" office:value-type="float" office:value="152.587890625">
            <text:p>152.59</text:p>
          </table:table-cell>
          <table:table-cell table:style-name="ce3" table:formula="oooc:=1000/[.B8]" office:value-type="float" office:value="6.5536">
            <text:p>6.55</text:p>
          </table:table-cell>
          <table:table-cell table:formula="oooc:=[.$C8]*[.$D$1]" office:value-type="float" office:value="13.1072">
            <text:p>13.11</text:p>
          </table:table-cell>
          <table:table-cell table:formula="oooc:=[.$C8]*[.$E$1]" office:value-type="float" office:value="19.6608">
            <text:p>19.66</text:p>
          </table:table-cell>
          <table:table-cell table:formula="oooc:=[.$C8]*[.$F$1]" office:value-type="float" office:value="26.2144">
            <text:p>26.21</text:p>
          </table:table-cell>
          <table:table-cell table:formula="oooc:=[.$C8]*[.$G$1]" office:value-type="float" office:value="32.768">
            <text:p>32.77</text:p>
          </table:table-cell>
          <table:table-cell table:formula="oooc:=[.$C8]*[.$H$1]" office:value-type="float" office:value="39.3216">
            <text:p>39.32</text:p>
          </table:table-cell>
          <table:table-cell table:formula="oooc:=[.$C8]*[.$I$1]" office:value-type="float" office:value="45.8752">
            <text:p>45.88</text:p>
          </table:table-cell>
          <table:table-cell table:formula="oooc:=[.$C8]*[.$J$1]" office:value-type="float" office:value="52.4288">
            <text:p>52.43</text:p>
          </table:table-cell>
          <table:table-cell table:formula="oooc:=[.$C8]*[.$K$1]" office:value-type="float" office:value="58.9824">
            <text:p>58.98</text:p>
          </table:table-cell>
          <table:table-cell table:formula="oooc:=[.$C8]*[.$L$1]" office:value-type="float" office:value="65.536">
            <text:p>65.54</text:p>
          </table:table-cell>
          <table:table-cell table:formula="oooc:=[.$C8]*[.$M$1]" office:value-type="float" office:value="72.0896">
            <text:p>72.09</text:p>
          </table:table-cell>
          <table:table-cell table:formula="oooc:=[.$C8]*[.$N$1]" office:value-type="float" office:value="78.6432">
            <text:p>78.64</text:p>
          </table:table-cell>
          <table:table-cell table:formula="oooc:=[.$C8]*[.$O$1]" office:value-type="float" office:value="85.1968">
            <text:p>85.2</text:p>
          </table:table-cell>
          <table:table-cell table:formula="oooc:=[.$C8]*[.$P$1]" office:value-type="float" office:value="91.7504">
            <text:p>91.75</text:p>
          </table:table-cell>
          <table:table-cell table:formula="oooc:=[.$C8]*[.$Q$1]" office:value-type="float" office:value="98.304">
            <text:p>98.3</text:p>
          </table:table-cell>
          <table:table-cell table:formula="oooc:=[.$C8]*[.$R$1]" office:value-type="float" office:value="104.8576">
            <text:p>104.86</text:p>
          </table:table-cell>
          <table:table-cell table:formula="oooc:=[.$C8]*[.$S$1]" office:value-type="float" office:value="111.4112">
            <text:p>111.41</text:p>
          </table:table-cell>
          <table:table-cell table:formula="oooc:=[.$C8]*[.$T$1]" office:value-type="float" office:value="117.9648">
            <text:p>117.96</text:p>
          </table:table-cell>
          <table:table-cell table:formula="oooc:=[.$C8]*[.$U$1]" office:value-type="float" office:value="124.5184">
            <text:p>124.52</text:p>
          </table:table-cell>
          <table:table-cell table:formula="oooc:=[.$C8]*[.$V$1]" office:value-type="float" office:value="131.072">
            <text:p>131.07</text:p>
          </table:table-cell>
          <table:table-cell table:number-columns-repeated="234"/>
        </table:table-row>
        <table:table-row table:style-name="ro2">
          <table:table-cell office:value-type="float" office:value="256">
            <text:p>256</text:p>
          </table:table-cell>
          <table:table-cell table:formula="oooc:=(20000000/(4*256*[.A9]))" office:value-type="float" office:value="76.2939453125">
            <text:p>76.29</text:p>
          </table:table-cell>
          <table:table-cell table:style-name="ce3" table:formula="oooc:=1000/[.B9]" office:value-type="float" office:value="13.1072">
            <text:p>13.11</text:p>
          </table:table-cell>
          <table:table-cell table:formula="oooc:=[.$C9]*[.$D$1]" office:value-type="float" office:value="26.2144">
            <text:p>26.21</text:p>
          </table:table-cell>
          <table:table-cell table:formula="oooc:=[.$C9]*[.$E$1]" office:value-type="float" office:value="39.3216">
            <text:p>39.32</text:p>
          </table:table-cell>
          <table:table-cell table:formula="oooc:=[.$C9]*[.$F$1]" office:value-type="float" office:value="52.4288">
            <text:p>52.43</text:p>
          </table:table-cell>
          <table:table-cell table:formula="oooc:=[.$C9]*[.$G$1]" office:value-type="float" office:value="65.536">
            <text:p>65.54</text:p>
          </table:table-cell>
          <table:table-cell table:formula="oooc:=[.$C9]*[.$H$1]" office:value-type="float" office:value="78.6432">
            <text:p>78.64</text:p>
          </table:table-cell>
          <table:table-cell table:formula="oooc:=[.$C9]*[.$I$1]" office:value-type="float" office:value="91.7504">
            <text:p>91.75</text:p>
          </table:table-cell>
          <table:table-cell table:formula="oooc:=[.$C9]*[.$J$1]" office:value-type="float" office:value="104.8576">
            <text:p>104.86</text:p>
          </table:table-cell>
          <table:table-cell table:formula="oooc:=[.$C9]*[.$K$1]" office:value-type="float" office:value="117.9648">
            <text:p>117.96</text:p>
          </table:table-cell>
          <table:table-cell table:formula="oooc:=[.$C9]*[.$L$1]" office:value-type="float" office:value="131.072">
            <text:p>131.07</text:p>
          </table:table-cell>
          <table:table-cell table:formula="oooc:=[.$C9]*[.$M$1]" office:value-type="float" office:value="144.1792">
            <text:p>144.18</text:p>
          </table:table-cell>
          <table:table-cell table:formula="oooc:=[.$C9]*[.$N$1]" office:value-type="float" office:value="157.2864">
            <text:p>157.29</text:p>
          </table:table-cell>
          <table:table-cell table:formula="oooc:=[.$C9]*[.$O$1]" office:value-type="float" office:value="170.3936">
            <text:p>170.39</text:p>
          </table:table-cell>
          <table:table-cell table:formula="oooc:=[.$C9]*[.$P$1]" office:value-type="float" office:value="183.5008">
            <text:p>183.5</text:p>
          </table:table-cell>
          <table:table-cell table:formula="oooc:=[.$C9]*[.$Q$1]" office:value-type="float" office:value="196.608">
            <text:p>196.61</text:p>
          </table:table-cell>
          <table:table-cell table:formula="oooc:=[.$C9]*[.$R$1]" office:value-type="float" office:value="209.7152">
            <text:p>209.72</text:p>
          </table:table-cell>
          <table:table-cell table:formula="oooc:=[.$C9]*[.$S$1]" office:value-type="float" office:value="222.8224">
            <text:p>222.82</text:p>
          </table:table-cell>
          <table:table-cell table:formula="oooc:=[.$C9]*[.$T$1]" office:value-type="float" office:value="235.9296">
            <text:p>235.93</text:p>
          </table:table-cell>
          <table:table-cell table:formula="oooc:=[.$C9]*[.$U$1]" office:value-type="float" office:value="249.0368">
            <text:p>249.04</text:p>
          </table:table-cell>
          <table:table-cell table:formula="oooc:=[.$C9]*[.$V$1]" office:value-type="float" office:value="262.144">
            <text:p>262.14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2"/>
          <table:table-cell table:style-name="ce4" table:number-columns-repeated="16"/>
          <table:table-cell table:number-columns-repeated="238"/>
        </table:table-row>
        <table:table-row table:style-name="ro2">
          <table:table-cell table:number-columns-repeated="2"/>
          <table:table-cell table:style-name="ce4" table:formula="oooc:=1000/[.C7]" office:value-type="float" office:value="305.17578125">
            <text:p>305</text:p>
          </table:table-cell>
          <table:table-cell table:style-name="ce4"/>
          <table:table-cell table:style-name="ce4" table:formula="oooc:=1000/[.E7]" office:value-type="float" office:value="101.725260416667">
            <text:p>102</text:p>
          </table:table-cell>
          <table:table-cell table:style-name="ce4"/>
          <table:table-cell table:style-name="ce4" table:formula="oooc:=1000/[.G7]" office:value-type="float" office:value="61.03515625">
            <text:p>61</text:p>
          </table:table-cell>
          <table:table-cell table:style-name="ce4"/>
          <table:table-cell table:style-name="ce4" table:formula="oooc:=1000/[.I7]" office:value-type="float" office:value="43.5965401785714">
            <text:p>44</text:p>
          </table:table-cell>
          <table:table-cell table:style-name="ce4"/>
          <table:table-cell table:style-name="ce4" table:formula="oooc:=1000/[.K7]" office:value-type="float" office:value="33.9084201388889">
            <text:p>34</text:p>
          </table:table-cell>
          <table:table-cell table:style-name="ce4"/>
          <table:table-cell table:style-name="ce4" table:formula="oooc:=1000/[.M7]" office:value-type="float" office:value="27.7432528409091">
            <text:p>28</text:p>
          </table:table-cell>
          <table:table-cell table:style-name="ce4"/>
          <table:table-cell table:style-name="ce4" table:formula="oooc:=1000/[.O7]" office:value-type="float" office:value="23.4750600961538">
            <text:p>23</text:p>
          </table:table-cell>
          <table:table-cell table:style-name="ce4"/>
          <table:table-cell table:style-name="ce4" table:formula="oooc:=1000/[.Q7]" office:value-type="float" office:value="20.3450520833333">
            <text:p>20</text:p>
          </table:table-cell>
          <table:table-cell table:style-name="ce4"/>
          <table:table-cell table:style-name="ce4" table:formula="oooc:=1000/[.S7]" office:value-type="float" office:value="17.9515165441176">
            <text:p>18</text:p>
          </table:table-cell>
          <table:table-cell table:number-columns-repeated="237"/>
        </table:table-row>
        <table:table-row table:style-name="ro2">
          <table:table-cell table:number-columns-repeated="2"/>
          <table:table-cell table:style-name="ce4" table:formula="oooc:=1000/[.C8]" office:value-type="float" office:value="152.587890625">
            <text:p>153</text:p>
          </table:table-cell>
          <table:table-cell table:style-name="ce4"/>
          <table:table-cell table:style-name="ce4" table:formula="oooc:=1000/[.E8]" office:value-type="float" office:value="50.8626302083333">
            <text:p>51</text:p>
          </table:table-cell>
          <table:table-cell table:style-name="ce4"/>
          <table:table-cell table:style-name="ce4" table:formula="oooc:=1000/[.G8]" office:value-type="float" office:value="30.517578125">
            <text:p>31</text:p>
          </table:table-cell>
          <table:table-cell table:style-name="ce4"/>
          <table:table-cell table:style-name="ce4" table:formula="oooc:=1000/[.I8]" office:value-type="float" office:value="21.7982700892857">
            <text:p>22</text:p>
          </table:table-cell>
          <table:table-cell table:style-name="ce4"/>
          <table:table-cell table:style-name="ce4" table:formula="oooc:=1000/[.K8]" office:value-type="float" office:value="16.9542100694444">
            <text:p>17</text:p>
          </table:table-cell>
          <table:table-cell table:style-name="ce4"/>
          <table:table-cell table:style-name="ce4" table:formula="oooc:=1000/[.M8]" office:value-type="float" office:value="13.8716264204545">
            <text:p>14</text:p>
          </table:table-cell>
          <table:table-cell table:style-name="ce4"/>
          <table:table-cell table:style-name="ce4" table:formula="oooc:=1000/[.O8]" office:value-type="float" office:value="11.7375300480769">
            <text:p>12</text:p>
          </table:table-cell>
          <table:table-cell table:style-name="ce4" table:number-columns-repeated="3"/>
          <table:table-cell table:number-columns-repeated="238"/>
        </table:table-row>
        <table:table-row table:style-name="ro2">
          <table:table-cell table:number-columns-repeated="2"/>
          <table:table-cell table:style-name="ce4" table:formula="oooc:=1000/[.C9]" office:value-type="float" office:value="76.2939453125">
            <text:p>76</text:p>
          </table:table-cell>
          <table:table-cell table:style-name="ce4" table:formula="oooc:=1000/[.D9]" office:value-type="float" office:value="38.14697265625">
            <text:p>38</text:p>
          </table:table-cell>
          <table:table-cell table:style-name="ce4" table:formula="oooc:=1000/[.E9]" office:value-type="float" office:value="25.4313151041667">
            <text:p>25</text:p>
          </table:table-cell>
          <table:table-cell table:style-name="ce4" table:formula="oooc:=1000/[.F9]" office:value-type="float" office:value="19.073486328125">
            <text:p>19</text:p>
          </table:table-cell>
          <table:table-cell table:style-name="ce4" table:formula="oooc:=1000/[.G9]" office:value-type="float" office:value="15.2587890625">
            <text:p>15</text:p>
          </table:table-cell>
          <table:table-cell table:style-name="ce4" table:formula="oooc:=1000/[.H9]" office:value-type="float" office:value="12.7156575520833">
            <text:p>13</text:p>
          </table:table-cell>
          <table:table-cell table:style-name="ce4" table:formula="oooc:=1000/[.I9]" office:value-type="float" office:value="10.8991350446429">
            <text:p>11</text:p>
          </table:table-cell>
          <table:table-cell table:style-name="ce4" table:formula="oooc:=1000/[.J9]" office:value-type="float" office:value="9.5367431640625">
            <text:p>10</text:p>
          </table:table-cell>
          <table:table-cell table:style-name="ce4" table:formula="oooc:=1000/[.K9]" office:value-type="float" office:value="8.47710503472222">
            <text:p>8</text:p>
          </table:table-cell>
          <table:table-cell table:style-name="ce4"/>
          <table:table-cell table:style-name="ce4" table:formula="oooc:=1000/[.M9]" office:value-type="float" office:value="6.93581321022727">
            <text:p>7</text:p>
          </table:table-cell>
          <table:table-cell table:style-name="ce4" table:formula="oooc:=1000/[.N9]" office:value-type="float" office:value="6.35782877604167">
            <text:p>6</text:p>
          </table:table-cell>
          <table:table-cell table:style-name="ce4"/>
          <table:table-cell table:style-name="ce4" table:formula="oooc:=1000/[.P9]" office:value-type="float" office:value="5.44956752232143">
            <text:p>5</text:p>
          </table:table-cell>
          <table:table-cell table:style-name="ce4" table:number-columns-repeated="2"/>
          <table:table-cell table:number-columns-repeated="238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mseg</text:p>
          </table:table-cell>
          <table:table-cell table:style-name="ce1" office:value-type="string">
            <text:p>veces</text:p>
          </table:table-cell>
          <table:table-cell table:style-name="ce1" office:value-type="string">
            <text:p>diff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eal</text:p>
          </table:table-cell>
          <table:table-cell table:style-name="ce1" office:value-type="string">
            <text:p>OK!</text:p>
          </table:table-cell>
          <table:table-cell office:value-type="string">
            <text:p>Reales</text:p>
          </table:table-cell>
          <table:table-cell office:value-type="float" office:value="500">
            <text:p>500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style-name="ce3" table:formula="oooc:=1000/[.C22]" office:value-type="float" office:value="3.27868852459016">
            <text:p>3.28</text:p>
          </table:table-cell>
          <table:table-cell table:style-name="ce4" office:value-type="float" office:value="305">
            <text:p>305</text:p>
          </table:table-cell>
          <table:table-cell table:formula="oooc:=[.C22]-[.C23]" office:value-type="float" office:value="152">
            <text:p>15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3" table:formula="oooc:=(20000000/(4*256*[.E22]))/[.F22]" office:value-type="float" office:value="305.17578125">
            <text:p>305.18</text:p>
          </table:table-cell>
          <table:table-cell table:formula="oooc:=[.G22]-[.C22]" office:value-type="float" office:value="0.17578125">
            <text:p>0.18</text:p>
          </table:table-cell>
          <table:table-cell table:style-name="ce3" table:formula="oooc:=1000/[.G22]" office:value-type="float" office:value="3.2768">
            <text:p>3.28</text:p>
          </table:table-cell>
          <table:table-cell table:formula="oooc:=[.$J$21]/[.B22]" office:value-type="float" office:value="152.5">
            <text:p>152.5</text:p>
          </table:table-cell>
          <table:table-cell table:style-name="ce4" table:formula="oooc:=[.J22]*[.F22]" office:value-type="float" office:value="152.5">
            <text:p>153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style-name="ce3" table:formula="oooc:=1000/[.C23]" office:value-type="float" office:value="6.5359477124183">
            <text:p>6.54</text:p>
          </table:table-cell>
          <table:table-cell table:style-name="ce4" office:value-type="float" office:value="153">
            <text:p>153</text:p>
          </table:table-cell>
          <table:table-cell table:formula="oooc:=[.C23]-[.C24]"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3" table:formula="oooc:=(20000000/(4*256*[.E23]))/[.F23]" office:value-type="float" office:value="152.587890625">
            <text:p>152.59</text:p>
          </table:table-cell>
          <table:table-cell table:formula="oooc:=[.G23]-[.C23]" office:value-type="float" office:value="-0.412109375">
            <text:p>-0.41</text:p>
          </table:table-cell>
          <table:table-cell table:style-name="ce3" table:formula="oooc:=1000/[.G23]" office:value-type="float" office:value="6.5536">
            <text:p>6.55</text:p>
          </table:table-cell>
          <table:table-cell table:formula="oooc:=[.$J$21]/[.B23]" office:value-type="float" office:value="76.5">
            <text:p>76.5</text:p>
          </table:table-cell>
          <table:table-cell table:style-name="ce4" table:formula="oooc:=[.J23]*[.F23]" office:value-type="float" office:value="76.5">
            <text:p>77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style-name="ce3" table:formula="oooc:=1000/[.C24]" office:value-type="float" office:value="9.80392156862745">
            <text:p>9.80</text:p>
          </table:table-cell>
          <table:table-cell table:style-name="ce4" office:value-type="float" office:value="102">
            <text:p>102</text:p>
          </table:table-cell>
          <table:table-cell table:formula="oooc:=[.C24]-[.C25]"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style-name="ce3" table:formula="oooc:=(20000000/(4*256*[.E24]))/[.F24]" office:value-type="float" office:value="101.725260416667">
            <text:p>101.73</text:p>
          </table:table-cell>
          <table:table-cell table:formula="oooc:=[.G24]-[.C24]" office:value-type="float" office:value="-0.274739583333329">
            <text:p>-0.27</text:p>
          </table:table-cell>
          <table:table-cell table:style-name="ce3" table:formula="oooc:=1000/[.G24]" office:value-type="float" office:value="9.8304">
            <text:p>9.83</text:p>
          </table:table-cell>
          <table:table-cell table:formula="oooc:=[.$J$21]/[.B24]" office:value-type="float" office:value="51">
            <text:p>51</text:p>
          </table:table-cell>
          <table:table-cell table:style-name="ce4" table:formula="oooc:=[.J24]*[.F24]" office:value-type="float" office:value="153">
            <text:p>153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style-name="ce3" table:formula="oooc:=1000/[.C25]" office:value-type="float" office:value="13.1578947368421">
            <text:p>13.16</text:p>
          </table:table-cell>
          <table:table-cell table:style-name="ce4" office:value-type="float" office:value="76">
            <text:p>76</text:p>
          </table:table-cell>
          <table:table-cell table:formula="oooc:=[.C25]-[.C26]"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style-name="ce3" table:formula="oooc:=(20000000/(4*256*[.E25]))/[.F25]" office:value-type="float" office:value="76.2939453125">
            <text:p>76.29</text:p>
          </table:table-cell>
          <table:table-cell table:formula="oooc:=[.G25]-[.C25]" office:value-type="float" office:value="0.2939453125">
            <text:p>0.29</text:p>
          </table:table-cell>
          <table:table-cell table:style-name="ce3" table:formula="oooc:=1000/[.G25]" office:value-type="float" office:value="13.1072">
            <text:p>13.11</text:p>
          </table:table-cell>
          <table:table-cell table:formula="oooc:=[.$J$21]/[.B25]" office:value-type="float" office:value="38">
            <text:p>38</text:p>
          </table:table-cell>
          <table:table-cell table:style-name="ce4" table:formula="oooc:=[.J25]*[.F25]" office:value-type="float" office:value="38">
            <text:p>38</text:p>
          </table:table-cell>
          <table:table-cell table:number-columns-repeated="245"/>
        </table:table-row>
        <table:table-row table:style-name="ro2">
          <table:table-cell office:value-type="float" office:value="4">
            <text:p>4</text:p>
          </table:table-cell>
          <table:table-cell table:style-name="ce3" table:formula="oooc:=1000/[.C26]" office:value-type="float" office:value="16.3934426229508">
            <text:p>16.39</text:p>
          </table:table-cell>
          <table:table-cell table:style-name="ce4" office:value-type="float" office:value="61">
            <text:p>61</text:p>
          </table:table-cell>
          <table:table-cell table:formula="oooc:=[.C26]-[.C27]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style-name="ce3" table:formula="oooc:=(20000000/(4*256*[.E26]))/[.F26]" office:value-type="float" office:value="61.03515625">
            <text:p>61.04</text:p>
          </table:table-cell>
          <table:table-cell table:formula="oooc:=[.G26]-[.C26]" office:value-type="float" office:value="0.03515625">
            <text:p>0.04</text:p>
          </table:table-cell>
          <table:table-cell table:style-name="ce3" table:formula="oooc:=1000/[.G26]" office:value-type="float" office:value="16.384">
            <text:p>16.38</text:p>
          </table:table-cell>
          <table:table-cell table:formula="oooc:=[.$J$21]/[.B26]" office:value-type="float" office:value="30.5">
            <text:p>30.5</text:p>
          </table:table-cell>
          <table:table-cell table:style-name="ce4" table:formula="oooc:=[.J26]*[.F26]" office:value-type="float" office:value="152.5">
            <text:p>153</text:p>
          </table:table-cell>
          <table:table-cell table:number-columns-repeated="245"/>
        </table:table-row>
        <table:table-row table:style-name="ro2">
          <table:table-cell office:value-type="float" office:value="5">
            <text:p>5</text:p>
          </table:table-cell>
          <table:table-cell table:style-name="ce3" table:formula="oooc:=1000/[.C27]" office:value-type="float" office:value="19.6078431372549">
            <text:p>19.61</text:p>
          </table:table-cell>
          <table:table-cell table:style-name="ce4" office:value-type="float" office:value="51">
            <text:p>51</text:p>
          </table:table-cell>
          <table:table-cell table:formula="oooc:=[.C27]-[.C28]"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table:style-name="ce3" table:formula="oooc:=(20000000/(4*256*[.E27]))/[.F27]" office:value-type="float" office:value="50.8626302083333">
            <text:p>50.86</text:p>
          </table:table-cell>
          <table:table-cell table:formula="oooc:=[.G27]-[.C27]" office:value-type="float" office:value="-0.137369791666664">
            <text:p>-0.14</text:p>
          </table:table-cell>
          <table:table-cell table:style-name="ce3" table:formula="oooc:=1000/[.G27]" office:value-type="float" office:value="19.6608">
            <text:p>19.66</text:p>
          </table:table-cell>
          <table:table-cell table:formula="oooc:=[.$J$21]/[.B27]" office:value-type="float" office:value="25.5">
            <text:p>25.5</text:p>
          </table:table-cell>
          <table:table-cell table:style-name="ce4" table:formula="oooc:=[.J27]*[.F27]" office:value-type="float" office:value="76.5">
            <text:p>77</text:p>
          </table:table-cell>
          <table:table-cell table:style-name="ce4" table:number-columns-repeated="6"/>
          <table:table-cell table:number-columns-repeated="239"/>
        </table:table-row>
        <table:table-row table:style-name="ro2">
          <table:table-cell office:value-type="float" office:value="6">
            <text:p>6</text:p>
          </table:table-cell>
          <table:table-cell table:style-name="ce3" table:formula="oooc:=1000/[.C28]" office:value-type="float" office:value="22.7272727272727">
            <text:p>22.73</text:p>
          </table:table-cell>
          <table:table-cell table:style-name="ce4" office:value-type="float" office:value="44">
            <text:p>44</text:p>
          </table:table-cell>
          <table:table-cell table:formula="oooc:=[.C28]-[.C29]"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table:style-name="ce3" table:formula="oooc:=(20000000/(4*256*[.E28]))/[.F28]" office:value-type="float" office:value="43.5965401785714">
            <text:p>43.60</text:p>
          </table:table-cell>
          <table:table-cell table:formula="oooc:=[.G28]-[.C28]" office:value-type="float" office:value="-0.403459821428569">
            <text:p>-0.4</text:p>
          </table:table-cell>
          <table:table-cell table:style-name="ce3" table:formula="oooc:=1000/[.G28]" office:value-type="float" office:value="22.9376">
            <text:p>22.94</text:p>
          </table:table-cell>
          <table:table-cell table:formula="oooc:=[.$J$21]/[.B28]" office:value-type="float" office:value="22">
            <text:p>22</text:p>
          </table:table-cell>
          <table:table-cell table:style-name="ce4" table:formula="oooc:=[.J28]*[.F28]" office:value-type="float" office:value="154">
            <text:p>154</text:p>
          </table:table-cell>
          <table:table-cell table:style-name="ce4" table:number-columns-repeated="6"/>
          <table:table-cell table:number-columns-repeated="239"/>
        </table:table-row>
        <table:table-row table:style-name="ro2">
          <table:table-cell office:value-type="float" office:value="7">
            <text:p>7</text:p>
          </table:table-cell>
          <table:table-cell table:style-name="ce3" table:formula="oooc:=1000/[.C29]" office:value-type="float" office:value="26.3157894736842">
            <text:p>26.32</text:p>
          </table:table-cell>
          <table:table-cell table:style-name="ce4" office:value-type="float" office:value="38">
            <text:p>38</text:p>
          </table:table-cell>
          <table:table-cell table:formula="oooc:=[.C29]-[.C30]"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style-name="ce3" table:formula="oooc:=(20000000/(4*256*[.E29]))/[.F29]" office:value-type="float" office:value="38.14697265625">
            <text:p>38.15</text:p>
          </table:table-cell>
          <table:table-cell table:formula="oooc:=[.G29]-[.C29]" office:value-type="float" office:value="0.14697265625">
            <text:p>0.15</text:p>
          </table:table-cell>
          <table:table-cell table:style-name="ce3" table:formula="oooc:=1000/[.G29]" office:value-type="float" office:value="26.2144">
            <text:p>26.21</text:p>
          </table:table-cell>
          <table:table-cell table:formula="oooc:=[.$J$21]/[.B29]" office:value-type="float" office:value="19">
            <text:p>19</text:p>
          </table:table-cell>
          <table:table-cell table:style-name="ce4" table:formula="oooc:=[.J29]*[.F29]" office:value-type="float" office:value="38">
            <text:p>38</text:p>
          </table:table-cell>
          <table:table-cell table:style-name="ce4" table:number-columns-repeated="6"/>
          <table:table-cell table:number-columns-repeated="239"/>
        </table:table-row>
        <table:table-row table:style-name="ro2">
          <table:table-cell office:value-type="float" office:value="8">
            <text:p>8</text:p>
          </table:table-cell>
          <table:table-cell table:style-name="ce3" table:formula="oooc:=1000/[.C30]" office:value-type="float" office:value="29.4117647058824">
            <text:p>29.41</text:p>
          </table:table-cell>
          <table:table-cell table:style-name="ce4" office:value-type="float" office:value="34">
            <text:p>34</text:p>
          </table:table-cell>
          <table:table-cell table:formula="oooc:=[.C30]-[.C31]"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table:style-name="ce3" table:formula="oooc:=(20000000/(4*256*[.E30]))/[.F30]" office:value-type="float" office:value="33.9084201388889">
            <text:p>33.91</text:p>
          </table:table-cell>
          <table:table-cell table:formula="oooc:=[.G30]-[.C30]" office:value-type="float" office:value="-0.0915798611111143">
            <text:p>-0.09</text:p>
          </table:table-cell>
          <table:table-cell table:style-name="ce3" table:formula="oooc:=1000/[.G30]" office:value-type="float" office:value="29.4912">
            <text:p>29.49</text:p>
          </table:table-cell>
          <table:table-cell table:formula="oooc:=[.$J$21]/[.B30]" office:value-type="float" office:value="17">
            <text:p>17</text:p>
          </table:table-cell>
          <table:table-cell table:style-name="ce4" table:formula="oooc:=[.J30]*[.F30]" office:value-type="float" office:value="153">
            <text:p>153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style-name="ce3" table:formula="oooc:=1000/[.C31]" office:value-type="float" office:value="40">
            <text:p>40.00</text:p>
          </table:table-cell>
          <table:table-cell table:style-name="ce4" office:value-type="float" office:value="25">
            <text:p>25</text:p>
          </table:table-cell>
          <table:table-cell table:formula="oooc:=[.C31]-[.C32]"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table:style-name="ce3" table:formula="oooc:=(20000000/(4*256*[.E31]))/[.F31]" office:value-type="float" office:value="25.4313151041667">
            <text:p>25.43</text:p>
          </table:table-cell>
          <table:table-cell table:formula="oooc:=[.G31]-[.C31]" office:value-type="float" office:value="0.431315104166668">
            <text:p>0.43</text:p>
          </table:table-cell>
          <table:table-cell table:style-name="ce3" table:formula="oooc:=1000/[.G31]" office:value-type="float" office:value="39.3216">
            <text:p>39.32</text:p>
          </table:table-cell>
          <table:table-cell table:formula="oooc:=[.$J$21]/[.B31]" office:value-type="float" office:value="12.5">
            <text:p>12.5</text:p>
          </table:table-cell>
          <table:table-cell table:style-name="ce4" table:formula="oooc:=[.J31]*[.F31]" office:value-type="float" office:value="37.5">
            <text:p>38</text:p>
          </table:table-cell>
          <table:table-cell table:number-columns-repeated="245"/>
        </table:table-row>
        <table:table-row table:style-name="ro2">
          <table:table-cell office:value-type="float" office:value="10">
            <text:p>10</text:p>
          </table:table-cell>
          <table:table-cell table:style-name="ce3" table:formula="oooc:=1000/[.C32]" office:value-type="float" office:value="55.5555555555556">
            <text:p>55.56</text:p>
          </table:table-cell>
          <table:table-cell table:style-name="ce4" office:value-type="float" office:value="18">
            <text:p>18</text:p>
          </table:table-cell>
          <table:table-cell table:formula="oooc:=[.C32]-[.C33]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table:style-name="ce3" table:formula="oooc:=(20000000/(4*256*[.E32]))/[.F32]" office:value-type="float" office:value="17.9515165441176">
            <text:p>17.95</text:p>
          </table:table-cell>
          <table:table-cell table:formula="oooc:=[.G32]-[.C32]" office:value-type="float" office:value="-0.0484834558823515">
            <text:p>-0.05</text:p>
          </table:table-cell>
          <table:table-cell table:style-name="ce3" table:formula="oooc:=1000/[.G32]" office:value-type="float" office:value="55.7056">
            <text:p>55.71</text:p>
          </table:table-cell>
          <table:table-cell table:formula="oooc:=[.$J$21]/[.B32]" office:value-type="float" office:value="9">
            <text:p>9</text:p>
          </table:table-cell>
          <table:table-cell table:style-name="ce4" table:formula="oooc:=[.J32]*[.F32]" office:value-type="float" office:value="153">
            <text:p>153</text:p>
          </table:table-cell>
          <table:table-cell table:number-columns-repeated="245"/>
        </table:table-row>
        <table:table-row table:style-name="ro2">
          <table:table-cell office:value-type="float" office:value="11">
            <text:p>11</text:p>
          </table:table-cell>
          <table:table-cell table:style-name="ce3" table:formula="oooc:=1000/[.C33]" office:value-type="float" office:value="66.6666666666667">
            <text:p>66.67</text:p>
          </table:table-cell>
          <table:table-cell table:style-name="ce4" office:value-type="float" office:value="15">
            <text:p>15</text:p>
          </table:table-cell>
          <table:table-cell table:formula="oooc:=[.C33]-[.C34]"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5">
            <text:p>5</text:p>
          </table:table-cell>
          <table:table-cell table:style-name="ce3" table:formula="oooc:=(20000000/(4*256*[.E33]))/[.F33]" office:value-type="float" office:value="15.2587890625">
            <text:p>15.26</text:p>
          </table:table-cell>
          <table:table-cell table:formula="oooc:=[.G33]-[.C33]" office:value-type="float" office:value="0.2587890625">
            <text:p>0.26</text:p>
          </table:table-cell>
          <table:table-cell table:style-name="ce3" table:formula="oooc:=1000/[.G33]" office:value-type="float" office:value="65.536">
            <text:p>65.54</text:p>
          </table:table-cell>
          <table:table-cell table:formula="oooc:=[.$J$21]/[.B33]" office:value-type="float" office:value="7.5">
            <text:p>7.5</text:p>
          </table:table-cell>
          <table:table-cell table:style-name="ce4" table:formula="oooc:=[.J33]*[.F33]" office:value-type="float" office:value="37.5">
            <text:p>38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style-name="ce3" table:formula="oooc:=1000/[.C34]" office:value-type="float" office:value="100">
            <text:p>100.00</text:p>
          </table:table-cell>
          <table:table-cell table:style-name="ce4" office:value-type="float" office:value="10">
            <text:p>10</text:p>
          </table:table-cell>
          <table:table-cell table:formula="oooc:=[.C34]-[.C35]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table:style-name="ce3" table:formula="oooc:=(20000000/(4*256*[.E34]))/[.F34]" office:value-type="float" office:value="9.5367431640625">
            <text:p>9.54</text:p>
          </table:table-cell>
          <table:table-cell table:formula="oooc:=[.G34]-[.C34]" office:value-type="float" office:value="-0.4632568359375">
            <text:p>-0.46</text:p>
          </table:table-cell>
          <table:table-cell table:style-name="ce3" table:formula="oooc:=1000/[.G34]" office:value-type="float" office:value="104.8576">
            <text:p>104.86</text:p>
          </table:table-cell>
          <table:table-cell table:formula="oooc:=[.$J$21]/[.B34]" office:value-type="float" office:value="5">
            <text:p>5</text:p>
          </table:table-cell>
          <table:table-cell table:style-name="ce4" table:formula="oooc:=[.J34]*[.F34]" office:value-type="float" office:value="40">
            <text:p>40</text:p>
          </table:table-cell>
          <table:table-cell table:number-columns-repeated="245"/>
        </table:table-row>
        <table:table-row table:style-name="ro2">
          <table:table-cell office:value-type="float" office:value="13">
            <text:p>13</text:p>
          </table:table-cell>
          <table:table-cell table:style-name="ce3" table:formula="oooc:=1000/[.C35]" office:value-type="float" office:value="125">
            <text:p>125.00</text:p>
          </table:table-cell>
          <table:table-cell table:style-name="ce4" office:value-type="float" office:value="8">
            <text:p>8</text:p>
          </table:table-cell>
          <table:table-cell table:formula="oooc:=[.C35]-[.C36]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9">
            <text:p>9</text:p>
          </table:table-cell>
          <table:table-cell table:style-name="ce3" table:formula="oooc:=(20000000/(4*256*[.E35]))/[.F35]" office:value-type="float" office:value="8.47710503472222">
            <text:p>8.48</text:p>
          </table:table-cell>
          <table:table-cell table:formula="oooc:=[.G35]-[.C35]" office:value-type="float" office:value="0.477105034722221">
            <text:p>0.48</text:p>
          </table:table-cell>
          <table:table-cell table:style-name="ce3" table:formula="oooc:=1000/[.G35]" office:value-type="float" office:value="117.9648">
            <text:p>117.96</text:p>
          </table:table-cell>
          <table:table-cell table:formula="oooc:=[.$J$21]/[.B35]" office:value-type="float" office:value="4">
            <text:p>4</text:p>
          </table:table-cell>
          <table:table-cell table:style-name="ce4" table:formula="oooc:=[.J35]*[.F35]" office:value-type="float" office:value="36">
            <text:p>36</text:p>
          </table:table-cell>
          <table:table-cell table:number-columns-repeated="245"/>
        </table:table-row>
        <table:table-row table:style-name="ro2">
          <table:table-cell office:value-type="float" office:value="14">
            <text:p>14</text:p>
          </table:table-cell>
          <table:table-cell table:style-name="ce3" table:formula="oooc:=1000/[.C36]" office:value-type="float" office:value="200">
            <text:p>200.00</text:p>
          </table:table-cell>
          <table:table-cell table:style-name="ce4" office:value-type="float" office:value="5">
            <text:p>5</text:p>
          </table:table-cell>
          <table:table-cell table:formula="oooc:=[.C36]-[.C37]"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table:style-name="ce3" table:formula="oooc:=(20000000/(4*256*[.E36]))/[.F36]" office:value-type="float" office:value="5.44956752232143">
            <text:p>5.45</text:p>
          </table:table-cell>
          <table:table-cell table:formula="oooc:=[.G36]-[.C36]" office:value-type="float" office:value="0.449567522321429">
            <text:p>0.45</text:p>
          </table:table-cell>
          <table:table-cell table:style-name="ce3" table:formula="oooc:=1000/[.G36]" office:value-type="float" office:value="183.5008">
            <text:p>183.50</text:p>
          </table:table-cell>
          <table:table-cell table:formula="oooc:=[.$J$21]/[.B36]" office:value-type="float" office:value="2.5">
            <text:p>2.5</text:p>
          </table:table-cell>
          <table:table-cell table:style-name="ce4" table:formula="oooc:=[.J36]*[.F36]" office:value-type="float" office:value="35">
            <text:p>35</text:p>
          </table:table-cell>
          <table:table-cell table:number-columns-repeated="245"/>
        </table:table-row>
        <table:table-row table:style-name="ro2">
          <table:table-cell office:value-type="float" office:value="15">
            <text:p>15</text:p>
          </table:table-cell>
          <table:table-cell table:style-name="ce3" table:formula="oooc:=1000/[.C37]" office:value-type="float" office:value="1000">
            <text:p>1000.00</text:p>
          </table:table-cell>
          <table:table-cell office:value-type="float" office:value="1">
            <text:p>1</text:p>
          </table:table-cell>
          <table:table-cell table:formula="oooc:=[.C37]"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76">
            <text:p>76</text:p>
          </table:table-cell>
          <table:table-cell table:style-name="ce3" table:formula="oooc:=(20000000/(4*256*[.E37]))/[.F37]" office:value-type="float" office:value="1.00386770148026">
            <text:p>1.00</text:p>
          </table:table-cell>
          <table:table-cell table:formula="oooc:=[.G37]-[.C37]" office:value-type="float" office:value="0.00386770148026305">
            <text:p>0</text:p>
          </table:table-cell>
          <table:table-cell table:style-name="ce3" table:formula="oooc:=1000/[.G37]" office:value-type="float" office:value="996.1472">
            <text:p>996.15</text:p>
          </table:table-cell>
          <table:table-cell table:formula="oooc:=[.$J$21]/[.B37]" office:value-type="float" office:value="0.5">
            <text:p>0.5</text:p>
          </table:table-cell>
          <table:table-cell table:style-name="ce4" table:formula="oooc:=[.J37]*[.F37]" office:value-type="float" office:value="38">
            <text:p>38</text:p>
          </table:table-cell>
          <table:table-cell table:number-columns-repeated="245"/>
        </table:table-row>
        <table:table-row table:style-name="ro2" table:number-rows-repeated="654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03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4T02:31:49</meta:creation-date>
    <dc:date>2008-11-24T03:52:50</dc:date>
    <meta:editing-cycles>3</meta:editing-cycles>
    <meta:editing-duration>PT37M26S</meta:editing-duration>
    <meta:user-defined meta:name="Info 1"/>
    <meta:user-defined meta:name="Info 2"/>
    <meta:user-defined meta:name="Info 3"/>
    <meta:user-defined meta:name="Info 4"/>
    <meta:document-statistic meta:table-count="3" meta:cell-count="411"/>
  </office:meta>
</office:document-meta>
</file>